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Arial Unicode M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1" svg:font-family="'DejaVu Sans', 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0000"/>
    </style:style>
    <style:style style:name="P3" style:family="paragraph" style:parent-style-name="Standard" style:list-style-name="WW8Num1">
      <style:text-properties fo:color="#000000"/>
    </style:style>
    <style:style style:name="P4"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T1" style:family="text">
      <style:text-properties fo:color="#ff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pendency Injection and Test Driven Development </text:p>
      <text:p text:style-name="Standard"/>
      <text:p text:style-name="P1">Abstract: </text:p>
      <text:p text:style-name="P1"/>
      <text:p text:style-name="P2">The aim of this talk is to show how to use the Dependency Injection pattern to write code that is easy to test and build applications whose behaviour can easily change at runtime by defining environments and different sets of configurations.</text:p>
      <text:p text:style-name="P2"/>
      <text:p text:style-name="P2">In the first part of the session we will see some theory about the main topics with the use of slides: </text:p>
      <text:p text:style-name="P2"/>
      <text:list xml:id="list1700910419" text:style-name="WW8Num1">
        <text:list-item>
          <text:p text:style-name="P3">Inversion of Control and Dependency Injection.</text:p>
        </text:list-item>
        <text:list-item>
          <text:p text:style-name="P3">Test Driven Development.</text:p>
        </text:list-item>
        <text:list-item>
          <text:p text:style-name="P3">Test Design and scope of tests: Unit Tests, Integration Tests, Functional Tests.</text:p>
        </text:list-item>
      </text:list>
      <text:p text:style-name="P2"/>
      <text:p text:style-name="P2">In the second part the source code of an example application will be analysed to show how to apply the principles explained in the slides. </text:p>
      <text:p text:style-name="P2">The structure of the application will be explained using UML diagrams of the main classes, then:</text:p>
      <text:p text:style-name="P2"/>
      <text:p text:style-name="P2">[short version] </text:p>
      <text:p text:style-name="P2">DataSource::DateManager and DataSource will be analysed to show how to write Unit Tests using Test::Class and Test::More and mocking objects using Class::MOP or Moose::Meta. </text:p>
      <text:p text:style-name="P2">The integration tests for DataSource will be analysed to show how to write Behaviour Driven Integration Tests using Test::Cukes. It will also be shown how to use Bread::Board to build Dependency Injection containers for our application to wire all our components. </text:p>
      <text:p text:style-name="P2">The functional tests for the application will be analysed to show how to write Behaviour Driven Functional Tests using Test::Cukes.</text:p>
      <text:p text:style-name="P2"/>
      <text:p text:style-name="P2">[long version] </text:p>
      <text:p text:style-name="P2">The code for the application will be analysed thoroughly to show different approaches to the tests and the relative benefits and drawbacks. </text:p>
      <text:p text:style-name="P2"/>
      <text:p text:style-name="P2">In the third part some new features will be added to the application using the Pair Programming technique with volunteers from the audience. This will demonstrate how to work with the structure of the application.</text:p>
      <text:p text:style-name="P2"/>
      <text:p text:style-name="P2">The estimated length of the talk is about 45 minutes for the short version ( questions excluded ) and 2 to 3 hours for the long version ( depending on the amount of pair programming involved ). </text:p>
      <text:p text:style-name="P2"/>
      <text:p text:style-name="P2">Some of the modules used in the application are: </text:p>
      <text:p text:style-name="P2">Moose</text:p>
      <text:p text:style-name="P2">Test::More and Tests::Class</text:p>
      <text:p text:style-name="P2">Class::Mop and Moose::Meta</text:p>
      <text:p text:style-name="P2">Test::Cukes</text:p>
      <text:p text:style-name="P2">Bread::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Arial Unicode M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1" svg:font-family="'DejaVu Sans', 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Liberation Serif1" fo:font-size="12pt" fo:language="en" fo:country="GB"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Absatz-Standardschriftart"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lvano </meta:initial-creator>
    <meta:creation-date>2011-02-22T09:28:00</meta:creation-date>
    <dc:creator>silvano </dc:creator>
    <dc:date>2011-02-22T19:37:16</dc:date>
    <meta:editing-cycles>2</meta:editing-cycles>
    <meta:editing-duration>PT00H13M00S</meta:editing-duration>
    <meta:document-statistic meta:table-count="0" meta:image-count="0" meta:object-count="0" meta:page-count="1" meta:paragraph-count="23" meta:word-count="335" meta:character-count="2068"/>
    <meta:generator>OpenOffice.org/3.2$Unix OpenOffice.org_project/320m12$Build-9483</meta:generator>
    <meta:user-defined meta:name="Info 1"/>
    <meta:user-defined meta:name="Info 2"/>
    <meta:user-defined meta:name="Info 3"/>
    <meta:user-defined meta:name="Info 4"/>
  </office:meta>
</office:document-meta>
</file>